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How much computer games experience do you have?</text:p>
      <text:p text:style-name="P1"/>
      <text:p text:style-name="P1">- Not so much</text:p>
      <text:p text:style-name="P1">- A little</text:p>
      <text:p text:style-name="P1">- Quite a bit</text:p>
      <text:p text:style-name="P1">- A lot</text:p>
      <text:p text:style-name="P1"/>
      <text:p text:style-name="P1">2. Roughly how much time did you spend playing the game?</text:p>
      <text:p text:style-name="P1"/>
      <text:p text:style-name="P1">- Less than 0.5 hours</text:p>
      <text:p text:style-name="P1">- 0.5 - 1 hours</text:p>
      <text:p text:style-name="P1">- 1 - 2 hours</text:p>
      <text:p text:style-name="P1">- 2+ hours</text:p>
      <text:p text:style-name="P1"/>
      <text:p text:style-name="P1">3. How far into the game did you make it?</text:p>
      <text:p text:style-name="P1"/>
      <text:p text:style-name="P1">- Exploring menues and the initial controls</text:p>
      <text:p text:style-name="P1">- Finished the first mission (Defeated the rebels in the asteroids and returned to the station)</text:p>
      <text:p text:style-name="P1">- Finished the second mission (Successfully escorted the ship between the two planets)</text:p>
      <text:p text:style-name="P1">- Joined the rebels</text:p>
      <text:p text:style-name="P1">- Finished the game</text:p>
      <text:p text:style-name="P1"/>
      <text:p text:style-name="P1">3. Did you encounter any game breaking bugs? (Crashing game, or severly impacting the playing experience)</text:p>
      <text:p text:style-name="P1"/>
      <text:p text:style-name="P1">3. Did you encounter any other bugs?</text:p>
      <text:p text:style-name="P1"/>
      <text:p text:style-name="P1">4. The music</text:p>
      <text:p text:style-name="P1"/>
      <text:p text:style-name="P1">- Not so much</text:p>
      <text:p text:style-name="P1">- A little</text:p>
      <text:p text:style-name="P1">- Quite a bit</text:p>
      <text:p text:style-name="P1">- A lot</text:p>
      <text:p text:style-name="P1"/>
      <text:p text:style-name="P1">5. How challenging was the shooter part of the game?</text:p>
      <text:p text:style-name="P1"/>
      <text:p text:style-name="P1">6. How enjoyable was the shooter part of the game?</text:p>
      <text:p text:style-name="P1"/>
      <text:p text:style-name="P1">7. How enjoyable was the overworld part of the game?</text:p>
      <text:p text:style-name="P1"/>
      <text:p text:style-name="P1">8. How engaging did you find the storyline?</text:p>
      <text:p text:style-name="P1"/>
      <text:p text:style-name="P1">- Could as well skip it</text:p>
      <text:p text:style-name="P1">- Little bit</text:p>
      <text:p text:style-name="P1">- Quite a bit</text:p>
      <text:p text:style-name="P1">- Very</text:p>
      <text:p text:style-name="P1"/>
      <text:p text:style-name="P1">9. How did you find the amount of text?</text:p>
      <text:p text:style-name="P1"/>
      <text:p text:style-name="P1"><text:soft-page-break/>- Menues</text:p>
      <text:p text:style-name="P1">- Story</text:p>
      <text:p text:style-name="P1">- Tutorial</text:p>
      <text:p text:style-name="P1"/>
      <text:p text:style-name="P1">10. The sound</text:p>
      <text:p text:style-name="P1">11. Visuals. How much did you enjoy:</text:p>
      <text:p text:style-name="P1"/>
      <text:p text:style-name="P1">- Main menu</text:p>
      <text:p text:style-name="P1">- In-game menues</text:p>
      <text:p text:style-name="P1">- Overworld visuals</text:p>
      <text:p text:style-name="P1">- Shooter</text:p>
      <text:p text:style-name="P1">- Portraits</text:p>
      <text:p text:style-name="P1"/>
      <text:p text:style-name="P1">12. What parts of the game did you find the most engaging?</text:p>
      <text:p text:style-name="P1"/>
      <text:p text:style-name="P1">- Exploration</text:p>
      <text:p text:style-name="P1">- Storyline</text:p>
      <text:p text:style-name="P1">- Upgrading equipment + shooter</text:p>
      <text:p text:style-name="P1"/>
      <text:p text:style-name="P1">13. What parts of the game did you find the least engaging? (We appreciate honesty :)</text:p>
      <text:p text:style-name="P1"/>
      <text:p text:style-name="P1">14. How did the installation process go?</text:p>
      <text:p text:style-name="P1"/>
      <text:p text:style-name="P1">15. How intuitive did you find:</text:p>
      <text:p text:style-name="P1"><text:tab/>- Menues</text:p>
      <text:p text:style-name="P1"><text:tab/>- Shooter</text:p>
      <text:p text:style-name="P1"><text:tab/>- Overword</text:p>
      <text:p text:style-name="P1"><text:tab/>- Inventory management</text:p>
      <text:p text:style-name="P1"><text:tab/>- Shops</text:p>
      <text:p text:style-name="P1"><text:tab/>- Mission managing</text:p>
      <text:p text:style-name="P1"/>
      <text:p text:style-name="P1">16. Shooter part and balancing</text:p>
      <text:p text:style-name="P1"><text:tab/>- Particular weapons</text:p>
      <text:p text:style-name="P1"><text:tab/>- Particular enemies</text:p>
      <text:p text:style-name="P1"><text:tab/>- Particular level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31S</meta:editing-duration>
    <meta:editing-cycles>6</meta:editing-cycles>
    <meta:generator>OpenOffice.org/3.4.1$Win32 OpenOffice.org_project/341m1$Build-9593</meta:generator>
    <dc:date>2015-03-16T18:40:57.41</dc:date>
    <meta:document-statistic meta:table-count="0" meta:image-count="0" meta:object-count="0" meta:page-count="2" meta:paragraph-count="59" meta:word-count="315" meta:character-count="1578"/>
    <meta:user-defined meta:name="Info 1"/>
    <meta:user-defined meta:name="Info 2"/>
    <meta:user-defined meta:name="Info 3"/>
    <meta:user-defined meta:name="Info 4"/>
  </office:meta>
</office:document-meta>
</file>